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0.46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8cm" fo:min-width="0.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0.108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_20__28_Rounded_29_"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.014cm" fo:min-width="1.143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cm" fo:min-width="1.305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38cm" fo:min-width="0.4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cm" fo:min-width="1.014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loext:graphic-properties draw:fill="none" draw:opacity="100%"/>
      <style:paragraph-properties fo:text-align="center" style:writing-mode="lr-tb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98cm" svg:height="2cm" draw:transform="rotate (0.785398163397448) translate (2.439cm 3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.344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.238cm" svg:x="-0.027cm" svg:y="-0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31cm" svg:y="0.5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5" draw:text-style-name="P1" draw:layer="layout" svg:x1="0cm" svg:y1="0.71cm" svg:x2="6.3cm" svg:y2="7.01cm">
          <text:p/>
        </draw:line>
        <draw:line draw:style-name="gr5" draw:text-style-name="P1" draw:layer="layout" svg:x1="0.7cm" svg:y1="0cm" svg:x2="7cm" svg:y2="6.3cm">
          <text:p/>
        </draw:line>
        <draw:line draw:style-name="gr5" draw:text-style-name="P1" draw:layer="layout" svg:x1="0cm" svg:y1="7cm" svg:x2="7cm" svg:y2="0cm">
          <text:p/>
        </draw:line>
        <draw:custom-shape draw:style-name="gr6" draw:text-style-name="P1" draw:layer="layout" svg:width="0.15cm" svg:height="0.15cm" svg:x="1.615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1.307cm" svg:y="0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0.901cm" svg:y="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0.439cm" svg:y="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5.399cm" svg:y="1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6.079cm" svg:y="0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23cm" svg:height="0.645cm" draw:transform="rotate (0.785398163397448) translate (1.972cm 2.93cm)">
          <draw:text-box>
            <text:p><text:span text:style-name="T1">Front</text:span></text:p>
          </draw:text-box>
        </draw:frame>
        <draw:custom-shape draw:style-name="gr8" draw:text-style-name="P4" draw:layer="layout" svg:width="2.051cm" svg:height="0.527cm" draw:transform="rotate (-0.785398163397448) translate (2.095cm 0.587cm)">
          <text:p text:style-name="P3"><text:span text:style-name="T2">Dista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2.275cm" svg:height="0.527cm" draw:transform="rotate (0.785398163397448) translate (3.428cm 2.71cm)">
          <text:p text:style-name="P3"><text:span text:style-name="T2">Dista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4.998cm" svg:y1="1.053cm" svg:x2="5.476cm" svg:y2="1.531cm">
          <text:p/>
        </draw:line>
        <draw:line draw:style-name="gr5" draw:text-style-name="P1" draw:layer="layout" svg:x1="1.692cm" svg:y1="0.983cm" svg:x2="2.17cm" svg:y2="0.505cm">
          <text:p/>
        </draw:line>
        <draw:line draw:style-name="gr5" draw:text-style-name="P1" draw:layer="layout" svg:x1="3.156cm" svg:y1="2.423cm" svg:x2="3.634cm" svg:y2="1.945cm">
          <text:p/>
        </draw:line>
        <draw:custom-shape draw:style-name="gr10" draw:text-style-name="P1" draw:layer="layout" svg:width="1cm" svg:height="0.622cm" draw:transform="rotate (-0.488692190558412) translate (5.277cm 5.793cm)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366cm" svg:y1="5.041cm" svg:x2="3.844cm" svg:y2="4.563cm">
          <text:p/>
        </draw:line>
        <draw:line draw:style-name="gr5" draw:text-style-name="P1" draw:layer="layout" svg:x1="4.734cm" svg:y1="6.387cm" svg:x2="5.212cm" svg:y2="5.909cm">
          <text:p/>
        </draw:line>
        <draw:custom-shape draw:style-name="gr11" draw:text-style-name="P4" draw:layer="layout" svg:width="1.912cm" svg:height="0.492cm" draw:transform="rotate (-0.785398163397449) translate (3.602cm 4.803cm)">
          <text:p text:style-name="P3"><text:span text:style-name="T2">Distance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09-28T09:23:59.555592920</dc:date>
    <dc:creator>Aurel Wisse</dc:creator>
    <meta:editing-duration>PT56M50S</meta:editing-duration>
    <meta:editing-cycles>13</meta:editing-cycles>
    <meta:generator>LibreOffice/7.3.7.2$Linux_X86_64 LibreOffice_project/30$Build-2</meta:generator>
    <meta:document-statistic meta:object-count="23"/>
  </office:meta>
</office:document-meta>
</file>